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60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gocompa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Insertion Sort int</text:p>
          </table:table-cell>
          <table:table-cell office:value-type="string" calcext:value-type="string">
            <text:p>Merge Sort int</text:p>
          </table:table-cell>
          <table:table-cell office:value-type="string" calcext:value-type="string">
            <text:p>Insertion Sort long long int</text:p>
          </table:table-cell>
          <table:table-cell office:value-type="string" calcext:value-type="string">
            <text:p>Merge Sort long long int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694875247" calcext:value-type="float">
            <text:p>12694875247</text:p>
          </table:table-cell>
          <table:table-cell office:value-type="float" office:value="33285004" calcext:value-type="float">
            <text:p>33285004</text:p>
          </table:table-cell>
          <table:table-cell office:value-type="float" office:value="12892127787" calcext:value-type="float">
            <text:p>12892127787</text:p>
          </table:table-cell>
          <table:table-cell office:value-type="float" office:value="32618658" calcext:value-type="float">
            <text:p>3261865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49287345413" calcext:value-type="float">
            <text:p>49287345413</text:p>
          </table:table-cell>
          <table:table-cell office:value-type="float" office:value="68637568" calcext:value-type="float">
            <text:p>68637568</text:p>
          </table:table-cell>
          <table:table-cell office:value-type="float" office:value="50651154640" calcext:value-type="float">
            <text:p>50651154640</text:p>
          </table:table-cell>
          <table:table-cell office:value-type="float" office:value="68613323" calcext:value-type="float">
            <text:p>68613323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10991689569" calcext:value-type="float">
            <text:p>110991689569</text:p>
          </table:table-cell>
          <table:table-cell office:value-type="float" office:value="105837719" calcext:value-type="float">
            <text:p>105837719</text:p>
          </table:table-cell>
          <table:table-cell office:value-type="float" office:value="114191436711" calcext:value-type="float">
            <text:p>114191436711</text:p>
          </table:table-cell>
          <table:table-cell office:value-type="float" office:value="106187911" calcext:value-type="float">
            <text:p>106187911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97673370778" calcext:value-type="float">
            <text:p>197673370778</text:p>
          </table:table-cell>
          <table:table-cell office:value-type="float" office:value="143259167" calcext:value-type="float">
            <text:p>143259167</text:p>
          </table:table-cell>
          <table:table-cell office:value-type="float" office:value="203732313367" calcext:value-type="float">
            <text:p>203732313367</text:p>
          </table:table-cell>
          <table:table-cell office:value-type="float" office:value="143387224" calcext:value-type="float">
            <text:p>143387224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308529272352" calcext:value-type="float">
            <text:p>308529272352</text:p>
          </table:table-cell>
          <table:table-cell office:value-type="float" office:value="181590631" calcext:value-type="float">
            <text:p>181590631</text:p>
          </table:table-cell>
          <table:table-cell office:value-type="float" office:value="321471796771" calcext:value-type="float">
            <text:p>321471796771</text:p>
          </table:table-cell>
          <table:table-cell office:value-type="float" office:value="183836240" calcext:value-type="float">
            <text:p>183836240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446634540525" calcext:value-type="float">
            <text:p>446634540525</text:p>
          </table:table-cell>
          <table:table-cell office:value-type="float" office:value="221075617" calcext:value-type="float">
            <text:p>221075617</text:p>
          </table:table-cell>
          <table:table-cell office:value-type="float" office:value="464386418089" calcext:value-type="float">
            <text:p>464386418089</text:p>
          </table:table-cell>
          <table:table-cell office:value-type="float" office:value="222540694" calcext:value-type="float">
            <text:p>222540694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609146034772" calcext:value-type="float">
            <text:p>609146034772</text:p>
          </table:table-cell>
          <table:table-cell office:value-type="float" office:value="263007834" calcext:value-type="float">
            <text:p>263007834</text:p>
          </table:table-cell>
          <table:table-cell office:value-type="float" office:value="633507768526" calcext:value-type="float">
            <text:p>633507768526</text:p>
          </table:table-cell>
          <table:table-cell office:value-type="float" office:value="261368893" calcext:value-type="float">
            <text:p>261368893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793143770176" calcext:value-type="float">
            <text:p>793143770176</text:p>
          </table:table-cell>
          <table:table-cell office:value-type="float" office:value="299163683" calcext:value-type="float">
            <text:p>299163683</text:p>
          </table:table-cell>
          <table:table-cell office:value-type="float" office:value="827715193247" calcext:value-type="float">
            <text:p>827715193247</text:p>
          </table:table-cell>
          <table:table-cell office:value-type="float" office:value="299936364" calcext:value-type="float">
            <text:p>299936364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1004688198779" calcext:value-type="float">
            <text:p>1004688198779</text:p>
          </table:table-cell>
          <table:table-cell office:value-type="float" office:value="338601806" calcext:value-type="float">
            <text:p>338601806</text:p>
          </table:table-cell>
          <table:table-cell office:value-type="float" office:value="1050222900530" calcext:value-type="float">
            <text:p>1050222900530</text:p>
          </table:table-cell>
          <table:table-cell office:value-type="float" office:value="340503821" calcext:value-type="float">
            <text:p>34050382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240742351308" calcext:value-type="float">
            <text:p>1240742351308</text:p>
          </table:table-cell>
          <table:table-cell office:value-type="float" office:value="378907255" calcext:value-type="float">
            <text:p>378907255</text:p>
          </table:table-cell>
          <table:table-cell office:value-type="float" office:value="1298102518299" calcext:value-type="float">
            <text:p>1298102518299</text:p>
          </table:table-cell>
          <table:table-cell office:value-type="float" office:value="376492898" calcext:value-type="float">
            <text:p>3764928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10:33:29.846967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document-statistic meta:table-count="1" meta:cell-count="55" meta:object-count="0"/>
  </office:meta>
</office:document-meta>
</file>